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.47cm" fo:min-width="0.22cm"/>
    </style:style>
    <style:style style:name="gr3" style:family="graphic" style:parent-style-name="standard">
      <style:graphic-properties draw:fill-color="#0000ff" draw:textarea-horizontal-align="justify" draw:textarea-vertical-align="middle" draw:auto-grow-height="false" fo:min-height="0.47cm" fo:min-width="0.22cm"/>
    </style:style>
    <style:style style:name="gr4" style:family="graphic" style:parent-style-name="standard">
      <style:graphic-properties draw:fill-color="#00cc33" draw:textarea-horizontal-align="justify" draw:textarea-vertical-align="middle" draw:auto-grow-height="false" fo:min-height="0.47cm" fo:min-width="0.22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.47cm" fo:min-width="0.22cm"/>
    </style:style>
    <style:style style:name="P1" style:family="paragraph">
      <style:paragraph-properties fo:text-align="center"/>
      <style:text-properties fo:text-shadow="1pt 1pt"/>
    </style:style>
    <style:style style:name="P2" style:family="paragraph">
      <style:paragraph-properties fo:text-align="center"/>
      <style:text-properties fo:font-size="24pt" fo:text-shadow="1pt 1pt" style:font-size-asian="24pt" style:font-size-complex="24pt"/>
    </style:style>
    <style:style style:name="P3" style:family="paragraph">
      <style:paragraph-properties fo:text-align="center"/>
      <style:text-properties fo:font-size="28pt" fo:text-shadow="1pt 1pt" style:font-size-asian="28pt" style:font-size-complex="28pt"/>
    </style:style>
    <style:style style:name="P4" style:family="paragraph">
      <loext:graphic-properties draw:fill-color="#ff0000"/>
      <style:paragraph-properties fo:text-align="center"/>
      <style:text-properties fo:font-size="24pt" fo:text-shadow="1pt 1pt" style:font-size-asian="24pt" style:font-size-complex="24pt"/>
    </style:style>
    <style:style style:name="P5" style:family="paragraph">
      <loext:graphic-properties draw:fill-color="#ff0000"/>
      <style:paragraph-properties fo:text-align="center"/>
      <style:text-properties fo:font-size="28pt" fo:text-shadow="1pt 1pt" style:font-size-asian="28pt" style:font-size-complex="28pt"/>
    </style:style>
    <style:style style:name="P6" style:family="paragraph">
      <loext:graphic-properties draw:fill-color="#0000ff"/>
      <style:paragraph-properties fo:text-align="center"/>
      <style:text-properties fo:font-size="24pt" fo:text-shadow="1pt 1pt" style:font-size-asian="24pt" style:font-size-complex="24pt"/>
    </style:style>
    <style:style style:name="P7" style:family="paragraph">
      <loext:graphic-properties draw:fill-color="#0000ff"/>
      <style:paragraph-properties fo:text-align="center"/>
      <style:text-properties fo:font-size="28pt" fo:text-shadow="1pt 1pt" style:font-size-asian="28pt" style:font-size-complex="28pt"/>
    </style:style>
    <style:style style:name="P8" style:family="paragraph">
      <loext:graphic-properties draw:fill-color="#00cc33"/>
      <style:paragraph-properties fo:text-align="center"/>
      <style:text-properties fo:font-size="24pt" fo:text-shadow="1pt 1pt" style:font-size-asian="24pt" style:font-size-complex="24pt"/>
    </style:style>
    <style:style style:name="P9" style:family="paragraph">
      <loext:graphic-properties draw:fill-color="#00cc33"/>
      <style:paragraph-properties fo:text-align="center"/>
      <style:text-properties fo:font-size="28pt" fo:text-shadow="1pt 1pt" style:font-size-asian="28pt" style:font-size-complex="28pt"/>
    </style:style>
    <style:style style:name="P10" style:family="paragraph">
      <loext:graphic-properties draw:fill-color="#ffff00"/>
      <style:paragraph-properties fo:text-align="center"/>
      <style:text-properties fo:font-size="24pt" fo:text-shadow="1pt 1pt" style:font-size-asian="24pt" style:font-size-complex="24pt"/>
    </style:style>
    <style:style style:name="P11" style:family="paragraph">
      <loext:graphic-properties draw:fill-color="#ffff00"/>
      <style:paragraph-properties fo:text-align="center"/>
      <style:text-properties fo:font-size="28pt" fo:text-shadow="1pt 1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3" style:family="text">
      <style:text-properties style:font-name="Liberation Sans1" fo:font-size="28pt" style:font-name-asian="Liberation Sans1" style:font-size-asian="28pt" style:font-name-complex="Liberation Sans1" style:font-size-complex="28pt"/>
    </style:style>
    <style:style style:name="T4" style:family="text">
      <style:text-properties style:font-name="Liberation Sans1" fo:font-size="10pt" style:font-name-asian="Liberation Sans1" style:font-size-asian="10pt" style:font-name-complex="Liberation Sans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.016cm" svg:height="1.016cm" svg:x="1.427cm" svg:y="1.37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1.016cm" svg:height="1.016cm" svg:x="2.697cm" svg:y="1.37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1.016cm" svg:height="1.016cm" svg:x="3.928cm" svg:y="1.428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1.016cm" svg:height="1.016cm" svg:x="5.234cm" svg:y="1.4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16cm" svg:height="1.016cm" svg:x="1.427cm" svg:y="3.967cm">
          <text:p text:style-name="P1"><text:span text:style-name="T1">(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1.016cm" svg:height="1.016cm" svg:x="2.697cm" svg:y="3.967cm">
          <text:p text:style-name="P1"><text:span text:style-name="T1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16cm" svg:height="1.016cm" svg:x="9.044cm" svg:y="1.399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1.016cm" svg:height="1.016cm" svg:x="10.314cm" svg:y="1.399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16cm" svg:height="1.016cm" svg:x="6.45cm" svg:y="1.397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1.016cm" svg:height="1.016cm" svg:x="7.747cm" svg:y="1.424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16cm" svg:height="1.016cm" svg:x="14.163cm" svg:y="1.399cm">
          <text:p text:style-name="P1"><text:span text:style-name="T1">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1.016cm" svg:height="1.016cm" svg:x="15.336cm" svg:y="1.399cm">
          <text:p text:style-name="P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16cm" svg:height="1.016cm" svg:x="11.584cm" svg:y="1.397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1.016cm" svg:height="1.016cm" svg:x="12.833cm" svg:y="1.399cm">
          <text:p text:style-name="P1"><text:span text:style-name="T1">j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1.016cm" svg:height="1.016cm" svg:x="19.143cm" svg:y="1.398cm">
          <text:p text:style-name="P1"><text:span text:style-name="T1">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1.016cm" svg:height="1.016cm" svg:x="19.124cm" svg:y="2.715cm">
          <text:p text:style-name="P1"><text:span text:style-name="T2">˅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1.016cm" svg:height="1.016cm" svg:x="16.637cm" svg:y="1.37cm">
          <text:p text:style-name="P1"><text:span text:style-name="T1">m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1.016cm" svg:height="1.016cm" svg:x="17.907cm" svg:y="1.397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16cm" svg:height="1.016cm" svg:x="1.424cm" svg:y="2.667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1.016cm" svg:height="1.016cm" svg:x="3.964cm" svg:y="2.694cm"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1.016cm" svg:height="1.016cm" svg:x="5.207cm" svg:y="2.724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16cm" svg:height="1.016cm" svg:x="2.667cm" svg:y="2.667cm">
          <text:p text:style-name="P1"><text:span text:style-name="T1">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16cm" svg:height="1.016cm" svg:x="9.117cm" svg:y="2.723cm">
          <text:p text:style-name="P1"><text:span text:style-name="T1">v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1.016cm" svg:height="1.016cm" svg:x="10.287cm" svg:y="2.723cm">
          <text:p text:style-name="P1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16cm" svg:height="1.016cm" svg:x="6.531cm" svg:y="2.672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1.016cm" svg:height="1.016cm" svg:x="7.728cm" svg:y="2.691cm">
          <text:p text:style-name="P1"><text:span text:style-name="T1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16cm" svg:height="1.016cm" svg:x="14.136cm" svg:y="2.723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1.016cm" svg:height="1.016cm" svg:x="15.406cm" svg:y="2.723cm">
          <text:p text:style-name="P1"><text:span text:style-name="T2">·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16cm" svg:height="1.016cm" svg:x="11.536cm" svg:y="2.723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1.016cm" svg:height="1.016cm" svg:x="12.846cm" svg:y="2.718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1.016cm" svg:height="1.016cm" svg:x="17.937cm" svg:y="3.94cm">
          <text:p text:style-name="P3"><text:span text:style-name="T3">→</text:span></text:p>
          <text:p text:style-name="P3"><text:span text:style-name="T4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1.016cm" svg:height="1.016cm" svg:x="15.397cm" svg:y="3.94cm">
          <text:p text:style-name="P1"><text:span text:style-name="T1">~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1.016cm" svg:height="1.016cm" svg:x="16.637cm" svg:y="2.69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1.016cm" svg:height="1.016cm" svg:x="17.886cm" svg:y="2.722cm">
          <text:p text:style-name="P1"><text:span text:style-name="T2">˄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16cm" svg:height="1.016cm" svg:x="16.638cm" svg:y="3.941cm">
          <text:p text:style-name="P1"><text:span text:style-name="T2">¬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3" draw:layer="layout" svg:width="1.016cm" svg:height="1.016cm" svg:x="19.138cm" svg:y="3.941cm">
          <text:p text:style-name="P3"><text:span text:style-name="T3">↔</text:span></text:p>
          <text:p text:style-name="P3"><text:span text:style-name="T4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draw:layer="layout" svg:width="1.016cm" svg:height="1.016cm" svg:x="1.428cm" svg:y="6.47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draw:layer="layout" svg:width="1.016cm" svg:height="1.016cm" svg:x="2.698cm" svg:y="6.471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draw:layer="layout" svg:width="1.016cm" svg:height="1.016cm" svg:x="3.929cm" svg:y="6.529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draw:layer="layout" svg:width="1.016cm" svg:height="1.016cm" svg:x="5.235cm" svg:y="6.501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016cm" svg:height="1.016cm" svg:x="1.428cm" svg:y="9.068cm">
          <text:p text:style-name="P1"><text:span text:style-name="T1">(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draw:layer="layout" svg:width="1.016cm" svg:height="1.016cm" svg:x="2.698cm" svg:y="9.068cm">
          <text:p text:style-name="P1"><text:span text:style-name="T1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016cm" svg:height="1.016cm" svg:x="9.045cm" svg:y="6.5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draw:layer="layout" svg:width="1.016cm" svg:height="1.016cm" svg:x="10.315cm" svg:y="6.5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016cm" svg:height="1.016cm" svg:x="6.451cm" svg:y="6.498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draw:layer="layout" svg:width="1.016cm" svg:height="1.016cm" svg:x="7.748cm" svg:y="6.525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016cm" svg:height="1.016cm" svg:x="14.164cm" svg:y="6.5cm">
          <text:p text:style-name="P1"><text:span text:style-name="T1">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draw:layer="layout" svg:width="1.016cm" svg:height="1.016cm" svg:x="15.337cm" svg:y="6.5cm">
          <text:p text:style-name="P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016cm" svg:height="1.016cm" svg:x="11.585cm" svg:y="6.498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draw:layer="layout" svg:width="1.016cm" svg:height="1.016cm" svg:x="12.834cm" svg:y="6.5cm">
          <text:p text:style-name="P1"><text:span text:style-name="T1">j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draw:layer="layout" svg:width="1.016cm" svg:height="1.016cm" svg:x="19.144cm" svg:y="6.499cm">
          <text:p text:style-name="P1"><text:span text:style-name="T1">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draw:layer="layout" svg:width="1.016cm" svg:height="1.016cm" svg:x="19.125cm" svg:y="7.816cm">
          <text:p text:style-name="P1"><text:span text:style-name="T2">˅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draw:layer="layout" svg:width="1.016cm" svg:height="1.016cm" svg:x="16.638cm" svg:y="6.471cm">
          <text:p text:style-name="P1"><text:span text:style-name="T1">m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draw:layer="layout" svg:width="1.016cm" svg:height="1.016cm" svg:x="17.908cm" svg:y="6.498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016cm" svg:height="1.016cm" svg:x="1.425cm" svg:y="7.768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draw:layer="layout" svg:width="1.016cm" svg:height="1.016cm" svg:x="3.965cm" svg:y="7.795cm"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draw:layer="layout" svg:width="1.016cm" svg:height="1.016cm" svg:x="5.208cm" svg:y="7.825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016cm" svg:height="1.016cm" svg:x="2.668cm" svg:y="7.768cm">
          <text:p text:style-name="P1"><text:span text:style-name="T1">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016cm" svg:height="1.016cm" svg:x="9.118cm" svg:y="7.824cm">
          <text:p text:style-name="P1"><text:span text:style-name="T1">v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draw:layer="layout" svg:width="1.016cm" svg:height="1.016cm" svg:x="10.288cm" svg:y="7.824cm">
          <text:p text:style-name="P1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016cm" svg:height="1.016cm" svg:x="6.532cm" svg:y="7.773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draw:layer="layout" svg:width="1.016cm" svg:height="1.016cm" svg:x="7.729cm" svg:y="7.792cm">
          <text:p text:style-name="P1"><text:span text:style-name="T1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016cm" svg:height="1.016cm" svg:x="14.137cm" svg:y="7.824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draw:layer="layout" svg:width="1.016cm" svg:height="1.016cm" svg:x="15.407cm" svg:y="7.824cm">
          <text:p text:style-name="P1"><text:span text:style-name="T2">·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016cm" svg:height="1.016cm" svg:x="11.537cm" svg:y="7.824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draw:layer="layout" svg:width="1.016cm" svg:height="1.016cm" svg:x="12.847cm" svg:y="7.819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1.016cm" svg:height="1.016cm" svg:x="17.938cm" svg:y="9.041cm">
          <text:p text:style-name="P3"><text:span text:style-name="T3">→</text:span></text:p>
          <text:p text:style-name="P3"><text:span text:style-name="T4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draw:layer="layout" svg:width="1.016cm" svg:height="1.016cm" svg:x="15.398cm" svg:y="9.041cm">
          <text:p text:style-name="P1"><text:span text:style-name="T1">~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draw:layer="layout" svg:width="1.016cm" svg:height="1.016cm" svg:x="16.638cm" svg:y="7.795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draw:layer="layout" svg:width="1.016cm" svg:height="1.016cm" svg:x="17.887cm" svg:y="7.823cm">
          <text:p text:style-name="P1"><text:span text:style-name="T2">˄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016cm" svg:height="1.016cm" svg:x="16.639cm" svg:y="9.042cm">
          <text:p text:style-name="P1"><text:span text:style-name="T2">¬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5" draw:layer="layout" svg:width="1.016cm" svg:height="1.016cm" svg:x="19.139cm" svg:y="9.042cm">
          <text:p text:style-name="P3"><text:span text:style-name="T3">↔</text:span></text:p>
          <text:p text:style-name="P3"><text:span text:style-name="T4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6" draw:layer="layout" svg:width="1.016cm" svg:height="1.016cm" svg:x="1.429cm" svg:y="11.572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6" draw:layer="layout" svg:width="1.016cm" svg:height="1.016cm" svg:x="2.699cm" svg:y="11.572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6" draw:layer="layout" svg:width="1.016cm" svg:height="1.016cm" svg:x="3.93cm" svg:y="11.63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6" draw:layer="layout" svg:width="1.016cm" svg:height="1.016cm" svg:x="5.236cm" svg:y="11.602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016cm" svg:height="1.016cm" svg:x="1.429cm" svg:y="14.169cm">
          <text:p text:style-name="P1"><text:span text:style-name="T1">(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6" draw:layer="layout" svg:width="1.016cm" svg:height="1.016cm" svg:x="2.699cm" svg:y="14.169cm">
          <text:p text:style-name="P1"><text:span text:style-name="T1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016cm" svg:height="1.016cm" svg:x="9.046cm" svg:y="11.601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6" draw:layer="layout" svg:width="1.016cm" svg:height="1.016cm" svg:x="10.316cm" svg:y="11.601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016cm" svg:height="1.016cm" svg:x="6.452cm" svg:y="11.599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6" draw:layer="layout" svg:width="1.016cm" svg:height="1.016cm" svg:x="7.749cm" svg:y="11.626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016cm" svg:height="1.016cm" svg:x="14.165cm" svg:y="11.601cm">
          <text:p text:style-name="P1"><text:span text:style-name="T1">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6" draw:layer="layout" svg:width="1.016cm" svg:height="1.016cm" svg:x="15.338cm" svg:y="11.601cm">
          <text:p text:style-name="P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016cm" svg:height="1.016cm" svg:x="11.586cm" svg:y="11.599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6" draw:layer="layout" svg:width="1.016cm" svg:height="1.016cm" svg:x="12.835cm" svg:y="11.601cm">
          <text:p text:style-name="P1"><text:span text:style-name="T1">j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6" draw:layer="layout" svg:width="1.016cm" svg:height="1.016cm" svg:x="19.145cm" svg:y="11.6cm">
          <text:p text:style-name="P1"><text:span text:style-name="T1">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6" draw:layer="layout" svg:width="1.016cm" svg:height="1.016cm" svg:x="19.126cm" svg:y="12.917cm">
          <text:p text:style-name="P1"><text:span text:style-name="T2">˅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6" draw:layer="layout" svg:width="1.016cm" svg:height="1.016cm" svg:x="16.639cm" svg:y="11.572cm">
          <text:p text:style-name="P1"><text:span text:style-name="T1">m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6" draw:layer="layout" svg:width="1.016cm" svg:height="1.016cm" svg:x="17.909cm" svg:y="11.599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016cm" svg:height="1.016cm" svg:x="1.426cm" svg:y="12.869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6" draw:layer="layout" svg:width="1.016cm" svg:height="1.016cm" svg:x="3.966cm" svg:y="12.896cm"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6" draw:layer="layout" svg:width="1.016cm" svg:height="1.016cm" svg:x="5.209cm" svg:y="12.926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016cm" svg:height="1.016cm" svg:x="2.669cm" svg:y="12.869cm">
          <text:p text:style-name="P1"><text:span text:style-name="T1">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016cm" svg:height="1.016cm" svg:x="9.119cm" svg:y="12.925cm">
          <text:p text:style-name="P1"><text:span text:style-name="T1">v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6" draw:layer="layout" svg:width="1.016cm" svg:height="1.016cm" svg:x="10.289cm" svg:y="12.925cm">
          <text:p text:style-name="P1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016cm" svg:height="1.016cm" svg:x="6.533cm" svg:y="12.874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6" draw:layer="layout" svg:width="1.016cm" svg:height="1.016cm" svg:x="7.73cm" svg:y="12.893cm">
          <text:p text:style-name="P1"><text:span text:style-name="T1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016cm" svg:height="1.016cm" svg:x="14.138cm" svg:y="12.925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6" draw:layer="layout" svg:width="1.016cm" svg:height="1.016cm" svg:x="15.408cm" svg:y="12.925cm">
          <text:p text:style-name="P1"><text:span text:style-name="T2">·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016cm" svg:height="1.016cm" svg:x="11.538cm" svg:y="12.925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6" draw:layer="layout" svg:width="1.016cm" svg:height="1.016cm" svg:x="12.848cm" svg:y="12.92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1.016cm" svg:height="1.016cm" svg:x="17.939cm" svg:y="14.142cm">
          <text:p text:style-name="P3"><text:span text:style-name="T3">→</text:span></text:p>
          <text:p text:style-name="P3"><text:span text:style-name="T4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6" draw:layer="layout" svg:width="1.016cm" svg:height="1.016cm" svg:x="15.399cm" svg:y="14.142cm">
          <text:p text:style-name="P1"><text:span text:style-name="T1">~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6" draw:layer="layout" svg:width="1.016cm" svg:height="1.016cm" svg:x="16.639cm" svg:y="12.896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6" draw:layer="layout" svg:width="1.016cm" svg:height="1.016cm" svg:x="17.888cm" svg:y="12.924cm">
          <text:p text:style-name="P1"><text:span text:style-name="T2">˄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016cm" svg:height="1.016cm" svg:x="16.64cm" svg:y="14.143cm">
          <text:p text:style-name="P1"><text:span text:style-name="T2">¬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7" draw:layer="layout" svg:width="1.016cm" svg:height="1.016cm" svg:x="19.14cm" svg:y="14.143cm">
          <text:p text:style-name="P3"><text:span text:style-name="T3">↔</text:span></text:p>
          <text:p text:style-name="P3"><text:span text:style-name="T4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8" draw:layer="layout" svg:width="1.016cm" svg:height="1.016cm" svg:x="1.43cm" svg:y="16.573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8" draw:layer="layout" svg:width="1.016cm" svg:height="1.016cm" svg:x="2.7cm" svg:y="16.57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8" draw:layer="layout" svg:width="1.016cm" svg:height="1.016cm" svg:x="3.931cm" svg:y="16.631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8" draw:layer="layout" svg:width="1.016cm" svg:height="1.016cm" svg:x="5.237cm" svg:y="16.603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1.016cm" svg:x="1.43cm" svg:y="19.17cm">
          <text:p text:style-name="P1"><text:span text:style-name="T1">(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8" draw:layer="layout" svg:width="1.016cm" svg:height="1.016cm" svg:x="2.7cm" svg:y="19.17cm">
          <text:p text:style-name="P1"><text:span text:style-name="T1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1.016cm" svg:x="9.047cm" svg:y="16.602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8" draw:layer="layout" svg:width="1.016cm" svg:height="1.016cm" svg:x="10.317cm" svg:y="16.602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1.016cm" svg:x="6.453cm" svg:y="16.6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8" draw:layer="layout" svg:width="1.016cm" svg:height="1.016cm" svg:x="7.75cm" svg:y="16.627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1.016cm" svg:x="14.166cm" svg:y="16.602cm">
          <text:p text:style-name="P1"><text:span text:style-name="T1">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8" draw:layer="layout" svg:width="1.016cm" svg:height="1.016cm" svg:x="15.339cm" svg:y="16.602cm">
          <text:p text:style-name="P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1.016cm" svg:x="11.587cm" svg:y="16.6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8" draw:layer="layout" svg:width="1.016cm" svg:height="1.016cm" svg:x="12.836cm" svg:y="16.602cm">
          <text:p text:style-name="P1"><text:span text:style-name="T1">j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8" draw:layer="layout" svg:width="1.016cm" svg:height="1.016cm" svg:x="19.146cm" svg:y="16.601cm">
          <text:p text:style-name="P1"><text:span text:style-name="T1">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8" draw:layer="layout" svg:width="1.016cm" svg:height="1.016cm" svg:x="19.127cm" svg:y="17.918cm">
          <text:p text:style-name="P1"><text:span text:style-name="T2">˅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8" draw:layer="layout" svg:width="1.016cm" svg:height="1.016cm" svg:x="16.64cm" svg:y="16.573cm">
          <text:p text:style-name="P1"><text:span text:style-name="T1">m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8" draw:layer="layout" svg:width="1.016cm" svg:height="1.016cm" svg:x="17.91cm" svg:y="16.6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1.016cm" svg:x="1.427cm" svg:y="17.87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8" draw:layer="layout" svg:width="1.016cm" svg:height="1.016cm" svg:x="3.967cm" svg:y="17.897cm"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8" draw:layer="layout" svg:width="1.016cm" svg:height="1.016cm" svg:x="5.21cm" svg:y="17.927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1.016cm" svg:x="2.67cm" svg:y="17.87cm">
          <text:p text:style-name="P1"><text:span text:style-name="T1">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1.016cm" svg:x="9.12cm" svg:y="17.926cm">
          <text:p text:style-name="P1"><text:span text:style-name="T1">v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8" draw:layer="layout" svg:width="1.016cm" svg:height="1.016cm" svg:x="10.29cm" svg:y="17.926cm">
          <text:p text:style-name="P1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1.016cm" svg:x="6.534cm" svg:y="17.875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8" draw:layer="layout" svg:width="1.016cm" svg:height="1.016cm" svg:x="7.731cm" svg:y="17.894cm">
          <text:p text:style-name="P1"><text:span text:style-name="T1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1.016cm" svg:x="14.139cm" svg:y="17.926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8" draw:layer="layout" svg:width="1.016cm" svg:height="1.016cm" svg:x="15.409cm" svg:y="17.926cm">
          <text:p text:style-name="P1"><text:span text:style-name="T2">·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1.016cm" svg:x="11.539cm" svg:y="17.92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8" draw:layer="layout" svg:width="1.016cm" svg:height="1.016cm" svg:x="12.849cm" svg:y="17.92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1.016cm" svg:height="1.016cm" svg:x="17.94cm" svg:y="19.143cm">
          <text:p text:style-name="P3"><text:span text:style-name="T3">→</text:span></text:p>
          <text:p text:style-name="P3"><text:span text:style-name="T4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8" draw:layer="layout" svg:width="1.016cm" svg:height="1.016cm" svg:x="15.4cm" svg:y="19.143cm">
          <text:p text:style-name="P1"><text:span text:style-name="T1">~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8" draw:layer="layout" svg:width="1.016cm" svg:height="1.016cm" svg:x="16.64cm" svg:y="17.897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8" draw:layer="layout" svg:width="1.016cm" svg:height="1.016cm" svg:x="17.889cm" svg:y="17.925cm">
          <text:p text:style-name="P1"><text:span text:style-name="T2">˄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1.016cm" svg:x="16.641cm" svg:y="19.144cm">
          <text:p text:style-name="P1"><text:span text:style-name="T2">¬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9" draw:layer="layout" svg:width="1.016cm" svg:height="1.016cm" svg:x="19.141cm" svg:y="19.144cm">
          <text:p text:style-name="P3"><text:span text:style-name="T3">↔</text:span></text:p>
          <text:p text:style-name="P3"><text:span text:style-name="T4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0" draw:layer="layout" svg:width="1.016cm" svg:height="1.016cm" svg:x="1.431cm" svg:y="21.674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0" draw:layer="layout" svg:width="1.016cm" svg:height="1.016cm" svg:x="2.701cm" svg:y="21.674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0" draw:layer="layout" svg:width="1.016cm" svg:height="1.016cm" svg:x="3.932cm" svg:y="21.732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0" draw:layer="layout" svg:width="1.016cm" svg:height="1.016cm" svg:x="5.238cm" svg:y="21.704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016cm" svg:height="1.016cm" svg:x="1.431cm" svg:y="24.271cm">
          <text:p text:style-name="P1"><text:span text:style-name="T1">(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0" draw:layer="layout" svg:width="1.016cm" svg:height="1.016cm" svg:x="2.701cm" svg:y="24.271cm">
          <text:p text:style-name="P1"><text:span text:style-name="T1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016cm" svg:height="1.016cm" svg:x="9.048cm" svg:y="21.703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0" draw:layer="layout" svg:width="1.016cm" svg:height="1.016cm" svg:x="10.318cm" svg:y="21.703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016cm" svg:height="1.016cm" svg:x="6.454cm" svg:y="21.701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0" draw:layer="layout" svg:width="1.016cm" svg:height="1.016cm" svg:x="7.751cm" svg:y="21.728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016cm" svg:height="1.016cm" svg:x="14.167cm" svg:y="21.703cm">
          <text:p text:style-name="P1"><text:span text:style-name="T1">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0" draw:layer="layout" svg:width="1.016cm" svg:height="1.016cm" svg:x="15.34cm" svg:y="21.703cm">
          <text:p text:style-name="P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016cm" svg:height="1.016cm" svg:x="11.588cm" svg:y="21.701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0" draw:layer="layout" svg:width="1.016cm" svg:height="1.016cm" svg:x="12.837cm" svg:y="21.703cm">
          <text:p text:style-name="P1"><text:span text:style-name="T1">j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0" draw:layer="layout" svg:width="1.016cm" svg:height="1.016cm" svg:x="19.147cm" svg:y="21.702cm">
          <text:p text:style-name="P1"><text:span text:style-name="T1">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0" draw:layer="layout" svg:width="1.016cm" svg:height="1.016cm" svg:x="19.128cm" svg:y="23.019cm">
          <text:p text:style-name="P1"><text:span text:style-name="T2">˅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0" draw:layer="layout" svg:width="1.016cm" svg:height="1.016cm" svg:x="16.641cm" svg:y="21.674cm">
          <text:p text:style-name="P1"><text:span text:style-name="T1">m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0" draw:layer="layout" svg:width="1.016cm" svg:height="1.016cm" svg:x="17.911cm" svg:y="21.701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016cm" svg:height="1.016cm" svg:x="1.428cm" svg:y="22.971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0" draw:layer="layout" svg:width="1.016cm" svg:height="1.016cm" svg:x="3.968cm" svg:y="22.998cm"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0" draw:layer="layout" svg:width="1.016cm" svg:height="1.016cm" svg:x="5.211cm" svg:y="23.028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016cm" svg:height="1.016cm" svg:x="2.671cm" svg:y="22.971cm">
          <text:p text:style-name="P1"><text:span text:style-name="T1">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016cm" svg:height="1.016cm" svg:x="9.121cm" svg:y="23.027cm">
          <text:p text:style-name="P1"><text:span text:style-name="T1">v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0" draw:layer="layout" svg:width="1.016cm" svg:height="1.016cm" svg:x="10.291cm" svg:y="23.027cm">
          <text:p text:style-name="P1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016cm" svg:height="1.016cm" svg:x="6.535cm" svg:y="22.976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0" draw:layer="layout" svg:width="1.016cm" svg:height="1.016cm" svg:x="7.732cm" svg:y="22.995cm">
          <text:p text:style-name="P1"><text:span text:style-name="T1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016cm" svg:height="1.016cm" svg:x="14.14cm" svg:y="23.027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0" draw:layer="layout" svg:width="1.016cm" svg:height="1.016cm" svg:x="15.41cm" svg:y="23.027cm">
          <text:p text:style-name="P1"><text:span text:style-name="T2">·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016cm" svg:height="1.016cm" svg:x="11.54cm" svg:y="23.027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0" draw:layer="layout" svg:width="1.016cm" svg:height="1.016cm" svg:x="12.85cm" svg:y="23.022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1.016cm" svg:height="1.016cm" svg:x="17.941cm" svg:y="24.244cm">
          <text:p text:style-name="P3"><text:span text:style-name="T3">→</text:span></text:p>
          <text:p text:style-name="P3"><text:span text:style-name="T4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0" draw:layer="layout" svg:width="1.016cm" svg:height="1.016cm" svg:x="15.401cm" svg:y="24.244cm">
          <text:p text:style-name="P1"><text:span text:style-name="T1">~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0" draw:layer="layout" svg:width="1.016cm" svg:height="1.016cm" svg:x="16.641cm" svg:y="22.998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0" draw:layer="layout" svg:width="1.016cm" svg:height="1.016cm" svg:x="17.89cm" svg:y="23.026cm">
          <text:p text:style-name="P1"><text:span text:style-name="T2">˄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016cm" svg:height="1.016cm" svg:x="16.642cm" svg:y="24.245cm">
          <text:p text:style-name="P1"><text:span text:style-name="T2">¬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1" draw:layer="layout" svg:width="1.016cm" svg:height="1.016cm" svg:x="19.142cm" svg:y="24.245cm">
          <text:p text:style-name="P3"><text:span text:style-name="T3">↔</text:span></text:p>
          <text:p text:style-name="P3"><text:span text:style-name="T4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s Luz Jr.</meta:initial-creator>
    <meta:creation-date>2016-09-10T12:55:06.911000000</meta:creation-date>
    <dc:date>2016-09-10T16:11:23.273000000</dc:date>
    <dc:creator>Jonas Luz Jr.</dc:creator>
    <meta:editing-duration>PT3H5M27S</meta:editing-duration>
    <meta:editing-cycles>5</meta:editing-cycles>
    <meta:generator>LibreOffice/5.1.3.2$Windows_x86 LibreOffice_project/644e4637d1d8544fd9f56425bd6cec110e49301b</meta:generator>
    <meta:document-statistic meta:object-count="180"/>
  </office:meta>
</office:document-meta>
</file>